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ff00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the search for association between phenotype and genotype, interaction between loci, also known as</text:p>
      <text:p text:style-name="Standard">epistasis has been on the highlight. <office:annotation><dc:creator>pguillee </dc:creator><dc:date>2014-01-19T22:24:25</dc:date><text:p text:style-name="P1"><text:span text:style-name="T2">Clair mais un peu mal formulé pour moi</text:span></text:p></office:annotation><text:span text:style-name="T1">Indeed biologist expect that epistasis will overcome the main flaws of</text:span></text:p>
      <text:p text:style-name="Standard"><text:span text:style-name="T1">association studies by embracing the complexity of living organisms.</text:span> Methods to detect epistasis stem</text:p>
      <text:p text:style-name="Standard">from a vast array of discipline and challenge the most sophisticated algorithm.<office:annotation><dc:creator>pguillee </dc:creator><dc:date>2014-01-19T22:23:46</dc:date><text:p text:style-name="P1"><text:span text:style-name="T2">I provide here</text:span></text:p></office:annotation><text:span text:style-name="T1"> I here provide</text:span> a critical</text:p>
      <text:p text:style-name="Standard">survey of the methods and models able to detect and dive into this interactions between loci, in the case</text:p>
      <text:p text:style-name="Standard">of Genome Wide Association Studies (GWAS). I also discuss the visualization tools available for</text:p>
      <text:p text:style-name="Standard">interpreting high-order epistasis. I here intend to establish a more effective, insightful and complete</text:p>
      <text:p text:style-name="Standard">framework for analysis of epistasis in GWAS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guillee </meta:initial-creator>
    <meta:creation-date>2014-01-19T22:22:34</meta:creation-date>
    <dc:date>2014-01-19T22:32:46</dc:date>
    <dc:creator>pguillee </dc:creator>
    <meta:editing-duration>P0D</meta:editing-duration>
    <meta:editing-cycles>1</meta:editing-cycles>
    <meta:document-statistic meta:table-count="0" meta:image-count="0" meta:object-count="0" meta:page-count="1" meta:paragraph-count="8" meta:word-count="119" meta:character-count="771" meta:non-whitespace-character-count="654"/>
    <meta:generator>LibreOffice/3.5$Linux_x86 LibreOffice_project/350m1$Build-2</meta:generator>
  </office:meta>
</office:document-meta>
</file>